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1 pâte brisée pré-étalée,1,/110 g de poudre d'amandes,1,/1 œuf,1,/80 g de sucre glace,1,/70 g de beurre à température ambiante,1,/10 cl de crème fraîche,1,/10 g de Maïzena,1,/1 cuillère à soupe de sucre roux,1,/200 g de fruits rouges (ici des fruits rouges surgelés),1,">
            <text:p>1 pâte brisée pré-étalée,1,/110 g de poudre d'amandes,1,/1 œuf,1,/80 g de sucre glace,1,/70 g de beurre à température ambiante,1,/10 cl de crème fraîche,1,/10 g de Maïzena,1,/1 cuillère à soupe de sucre roux,1,/200 g de fruits rouges (ici des fruits rouges surgelés),1,</text:p>
          </table:table-cell>
          <table:table-cell office:value-type="string" office:value="Beurrez et farinez votre moule à tarte, disposez-y la pâte brisée et foncez-le tout. &#10;Réservez 30 minutes au réfrigérateur.&#10;Le fait de laisser 30 minutes la pâte au frais permet d'éviter qu'elle ne se rétracte à la cuisson.&#10;Pendant ce temps, préchauffez votre four à 180°C.&#10;Réalisez l'ensemble de vos pesées et tamisez séparément la poudre d'amandes, la maïzena et le sucre glace.&#10;Découpez le beurre en petits dés, mettez-le dans un saladier et travaillez-le afin d'obtenir une pommade. &#10;Pour cette étape, je m'aide de mon batteur électrique.&#10;Ajoutez un à un le sucre glace, le sucre roux, la poudre d'amandes puis la maïzena. &#10;Mélangez bien entre chaque ajout.&#10;Ajoutez l’œuf, mélangez, puis terminez par la crème fraîche. &#10;Une fois une texture homogène obtenue, réservez au frais.&#10;Les 30 minutes de repos de la pâte passées, sortez-la du frigo, versez-y la crème d'amande puis déposez joliment les fruits rouge sur la crème d'amande en les enfonçant quelque peu.&#10;&#10;Enfournez 45 à 50 minutes.&#10;Laissez tiédir avant de déguster.&#10;&lt;a href='https://cuisine.journaldesfemmes.fr/recette/1004695-tarte-amandine-aux-fruits-rouges'&gt;https://cuisine.journaldesfemmes.fr/recette/1004695-tarte-amandine-aux-fruits-rouges&lt;/a&gt;">
            <text:p>Beurrez et farinez votre moule à tarte, disposez-y la pâte brisée et foncez-le tout. 
Réservez 30 minutes au réfrigérateur.
Le fait de laisser 30 minutes la pâte au frais permet d'éviter qu'elle ne se rétracte à la cuisson.
Pendant ce temps, préchauffez votre four à 180°C.
Réalisez l'ensemble de vos pesées et tamisez séparément la poudre d'amandes, la maïzena et le sucre glace.
Découpez le beurre en petits dés, mettez-le dans un saladier et travaillez-le afin d'obtenir une pommade. 
Pour cette étape, je m'aide de mon batteur électrique.
Ajoutez un à un le sucre glace, le sucre roux, la poudre d'amandes puis la maïzena. 
Mélangez bien entre chaque ajout.
Ajoutez l’œuf, mélangez, puis terminez par la crème fraîche. 
Une fois une texture homogène obtenue, réservez au frais.
Les 30 minutes de repos de la pâte passées, sortez-la du frigo, versez-y la crème d'amande puis déposez joliment les fruits rouge sur la crème d'amande en les enfonçant quelque peu.

Enfournez 45 à 50 minutes.
Laissez tiédir avant de déguster.
&lt;a href='https://cuisine.journaldesfemmes.fr/recette/1004695-tarte-amandine-aux-fruits-rouges'&gt;https://cuisine.journaldesfemmes.fr/recette/1004695-tarte-amandine-aux-fruits-rouges&lt;/a&gt;</text:p>
          </table:table-cell>
          <table:table-cell office:value-type="string" office:value="">
            <text:p/>
          </table:table-cell>
          <table:table-cell office:value-type="string" office:value="dessert/kids">
            <text:p>dessert/kids</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bbq">
            <text:p>bbq</text:p>
          </table:table-cell>
        </table:table-row>
        <table:table-row>
          <table:table-cell office:value-type="string" office:value="Bechamel">
            <text:p>Bechamel</text:p>
          </table:table-cell>
          <table:table-cell office:value-type="string" office:value="25 cl de lait,1,()/2 cuillères à soupe de farine,1,()/sel,1,()/poivre,1,()/20 g de beurre,1,()">
            <text:p>25 cl de lait,1,()/2 cuillères à soupe de farine,1,()/sel,1,()/poivre,1,()/20 g de beurre,1,()</text:p>
          </table:table-cell>
          <table:table-cell office:value-type="string" office:value="Dans un grand récipient, faire fondre le beurre 1 minute au micro-ondes.&#10;Le sortir et ajouter la farine en remuant bien.&#10;Porter le lait à ébullition, le laisser bouillir quelques instants.&#10;Verser le lait sur le mélange farine/beurre en fouettant. Assaisonner.&#10;Remettre le tout au micro-ondes pendant 1 minute.&#10;Bien fouetter, c'est prêt !&#10;&lt;a href='https://www.marmiton.org/recettes/recette_bechamel-rapide-et-facile_14764.aspx'&gt;https://www.marmiton.org/recettes/recette_bechamel-rapide-et-facile_14764.aspx&lt;/a&gt;">
            <text:p>Dans un grand récipient, faire fondre le beurre 1 minute au micro-ondes.
Le sortir et ajouter la farine en remuant bien.
Porter le lait à ébullition, le laisser bouillir quelques instants.
Verser le lait sur le mélange farine/beurre en fouettant. Assaisonner.
Remettre le tout au micro-ondes pendant 1 minute.
Bien fouetter, c'est prêt !
&lt;a href='https://www.marmiton.org/recettes/recette_bechamel-rapide-et-facile_14764.aspx'&gt;https://www.marmiton.org/recettes/recette_bechamel-rapide-et-facile_14764.aspx&lt;/a&gt;</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crudités">
            <text:p>crudités</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galettes">
            <text:p>galettes</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oeufs_à_la_coque">
            <text:p>oeufs_à_la_coque</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âte brisée">
            <text:p>Pâ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âte_brisée">
            <text:p>pâ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Pates,500,g">
            <text:p>Pates,500,g</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izza">
            <text:p>pizza</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eau bouillante,250,mL/protéines de soja,40,g/oignon,1,/ail,2,gousses/creme végétale,100,mL/sel,1,/poivre,1,/ail moulu,1,c. à c./tamari,2,c. à s./huile de sésame,1,c. à s./miso blanc,2,c. à s./sauge,1,c. à c./huile d’olive,1,c. à s.">
            <text:p>Butternut,1,/eau bouillante,250,mL/protéines de soja,40,g/oignon,1,/ail,2,gousses/creme végétale,100,mL/sel,1,/poivre,1,/ail moulu,1,c. à c./tamari,2,c. à s./huile de sésame,1,c. à s./miso blanc,2,c. à s./sauge,1,c. à c./huile d’olive,1,c. à s.</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hiver/vegan">
            <text:p>hiver/vegan</text:p>
          </table:table-cell>
          <table:table-cell office:value-type="string" office:value="poelée_butternut_prot_soja">
            <text:p>poelée_butternut_prot_soja</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champignons,1,boite/fromage,1,/oeufs,1,/lait,1,/pâte brisée,1,">
            <text:p>champignons,1,boite/fromage,1,/oeufs,1,/lait,1,/pâte brisée,1,</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lardons,1,/fromage,1,/oeufs,1,/lait,1,/pâte brisée,1,/[champignons],1,boite">
            <text:p>lardons,1,/fromage,1,/oeufs,1,/lait,1,/pâte brisée,1,/[champignons],1,boite</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soufflé_au_fromage">
            <text:p>soufflé_au_fromage</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tartare_frites">
            <text:p>tartare_frites</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au_citron">
            <text:p>tarte_au_citron</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tarte_tofu_carotte">
            <text:p>tarte_tofu_carotte</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salade_endives_betteraves">
            <text:p>salade_endives_betteraves</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ete">
            <text:p>kids/midi/ete</text:p>
          </table:table-cell>
          <table:table-cell office:value-type="string" office:value="pique-nique">
            <text:p>pique-nique</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resto">
            <text:p>resto</text:p>
          </table:table-cell>
        </table:table-row>
        <table:table-row>
          <table:table-cell office:value-type="string" office:value="Soupe de legumes">
            <text:p>Soupe de legu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salade_du_marché">
            <text:p>salade_du_marché</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salade_nouilles_soba">
            <text:p>salade_nouilles_soba</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fruits_de_mer">
            <text:p>fruits_de_mer</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légumes_rotis">
            <text:p>légumes_rotis</text:p>
          </table:table-cell>
        </table:table-row>
        <table:table-row>
          <table:table-cell office:value-type="string" office:value="Absent">
            <text:p>Abs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Pates pois carrés">
            <text:p>Pates pois carrés</text:p>
          </table:table-cell>
          <table:table-cell office:value-type="string" office:value="Pates,500,g/carottes,1,/ail,1,gousses/sauce tomate,1,/pois carrés,1,/laurier,1,">
            <text:p>Pates,500,g/carottes,1,/ail,1,gousses/sauce tomate,1,/pois carrés,1,/laurier,1,</text:p>
          </table:table-cell>
          <table:table-cell office:value-type="string" office:value="">
            <text:p/>
          </table:table-cell>
          <table:table-cell office:value-type="string" office:value="">
            <text:p/>
          </table:table-cell>
          <table:table-cell office:value-type="string" office:value="kids/vegan">
            <text:p>kids/vegan</text:p>
          </table:table-cell>
          <table:table-cell office:value-type="string" office:value="pates_pois_carrés">
            <text:p>pates_pois_carrés</text:p>
          </table:table-cell>
        </table:table-row>
        <table:table-row>
          <table:table-cell office:value-type="string" office:value="Poisson fenouil purée pommes de terre">
            <text:p>Poisson fenouil purée pommes de ter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fenouil_purée_pommes_de_terre">
            <text:p>poisson_fenouil_purée_pommes_de_terre</text:p>
          </table:table-cell>
        </table:table-row>
        <table:table-row>
          <table:table-cell office:value-type="string" office:value="Chorba">
            <text:p>Chorb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horba">
            <text:p>chorba</text:p>
          </table:table-cell>
        </table:table-row>
        <table:table-row>
          <table:table-cell office:value-type="string" office:value="Quiche aux poireaux">
            <text:p>Quiche aux poireaux</text:p>
          </table:table-cell>
          <table:table-cell office:value-type="string" office:value="250 g de poireaux,1,/20 cl de lait,1,/muscade,1,/poivre,1,/sel,1,/25 cl de crème fraîche,1,/4 oeufs,1,/50 g de beurre,1,/chapelure,1,/pâte brisée,1,">
            <text:p>250 g de poireaux,1,/20 cl de lait,1,/muscade,1,/poivre,1,/sel,1,/25 cl de crème fraîche,1,/4 oeufs,1,/50 g de beurre,1,/chapelure,1,/pâte brisée,1,</text:p>
          </table:table-cell>
          <table:table-cell office:value-type="string" office:value="Lavez et coupez les blancs de poireaux en tronçons.&#10;Faites-les cuire dans une sauteuse couverte avec le beurre&#10;et un peu d'eau environ 20 minutes.&#10;Une fois cuits, travaillez-les en purée à la fourchette.&#10;Etalez la pâte dans un moule, piquez-la à la fourchette.&#10;Saupoudrez de chapelure et étalez la purée de poireaux.&#10;Battez les oeufs avec la crème et le lait, sel, poivre et une pincée de muscade.&#10;Versez sur les poireaux et saupoudrez de chapelure.&#10;Faites cuire 40 min au four préchauffé à 220°C (thermostat 7-8).&#10;&lt;a href='https://www.marmiton.org/recettes/recette_quiche-aux-poireaux_24393.aspx'&gt;https://www.marmiton.org/recettes/recette_quiche-aux-poireaux_24393.aspx&lt;/a&gt;">
            <text:p>Lavez et coupez les blancs de poireaux en tronçons.
Faites-les cuire dans une sauteuse couverte avec le beurre
et un peu d'eau environ 20 minutes.
Une fois cuits, travaillez-les en purée à la fourchette.
Etalez la pâte dans un moule, piquez-la à la fourchette.
Saupoudrez de chapelure et étalez la purée de poireaux.
Battez les oeufs avec la crème et le lait, sel, poivre et une pincée de muscade.
Versez sur les poireaux et saupoudrez de chapelure.
Faites cuire 40 min au four préchauffé à 220°C (thermostat 7-8).
&lt;a href='https://www.marmiton.org/recettes/recette_quiche-aux-poireaux_24393.aspx'&gt;https://www.marmiton.org/recettes/recette_quiche-aux-poireaux_24393.aspx&lt;/a&gt;</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ndwich">
            <text:p>Sandwi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Wrap crudités">
            <text:p>Wrap 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
            <text:p/>
          </table:table-cell>
        </table:table-row>
        <table:table-row>
          <table:table-cell office:value-type="string" office:value="Crumble de légumes rotis">
            <text:p>Crumble de 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crumble_de_légumes_rotis">
            <text:p>crumble_de_légumes_rotis</text:p>
          </table:table-cell>
        </table:table-row>
        <table:table-row>
          <table:table-cell office:value-type="string" office:value="Fondant chocolat framboises (comme un cupcake)">
            <text:p>Fondant chocolat framboises (comme un cupcake)</text:p>
          </table:table-cell>
          <table:table-cell office:value-type="string" office:value="creme fraiche,25,cl/mascarpone,375,g/sucre glace,125,g/chocolaat noir,200,g/oeufs,4,/farine,40,g/beurre,,/framboises,,/cacao en poudre,4,c. à s.">
            <text:p>creme fraiche,25,cl/mascarpone,375,g/sucre glace,125,g/chocolaat noir,200,g/oeufs,4,/farine,40,g/beurre,,/framboises,,/cacao en poudre,4,c. à s.</text:p>
          </table:table-cell>
          <table:table-cell office:value-type="string" office:value="Pour le glaçage : &#10;25 cl de crème fraiche entière froide, 125 g de mascarpone, 50 g de sucre glace, 4 c.à.s de cacao en poudre amer (sans sucre).&#10;&#10;Dans le bol de votre robot, fouettez la crème fraiche froide. Lorsqu'elle commence à prendre ajoutez le sucre glace puis le mascarpone pour obtenir une texture homogène. &#10;Ajoutez 4 cuillères à soupe de cacao en poudre et mélangez à nouveau.&#10;Mettez la préparation dans une poche à douille avec la douille de votre choix. Réservez au frais.&#10;Ajoutez les framboises fraiches avant de servir.&#10;&#10;Pour le fondant:&#10;200 g de chocolat noir pâtissier&#10;250 g de mascarpone&#10;4 œufs&#10;75 g de sucre glace&#10;40 g de farine&#10;du beurre pour graisser le moule&#10;&#10;Commencez par préchauffer votre four à 150°C.&#10;Faites fondre le chocolat noir pâtissier au bain-marie.&#10;Dans un saladier, mélangez le mascarpone avec le chocolat noir fondu.&#10;Ajoutez les œufs entiers, un à un, et mélangez.&#10;Ajoutez ensuite le sucre glace et mélangez.&#10;Ajoutez enfin la farine et mélangez de nouveau.&#10;Beurrez votre moule et versez-y la pâte. &#10;Inserez des framboises au coeur.&#10;Enfournez pendant 25 minutes.&#10;Lorsque le gâteau est cuit, sortez-le du four et faites-le refroidir au réfrigérateur, quelques minutes, afin qu'il se raffermisse.">
            <text:p>Pour le glaçage : 
25 cl de crème fraiche entière froide, 125 g de mascarpone, 50 g de sucre glace, 4 c.à.s de cacao en poudre amer (sans sucre).

Dans le bol de votre robot, fouettez la crème fraiche froide. Lorsqu'elle commence à prendre ajoutez le sucre glace puis le mascarpone pour obtenir une texture homogène. 
Ajoutez 4 cuillères à soupe de cacao en poudre et mélangez à nouveau.
Mettez la préparation dans une poche à douille avec la douille de votre choix. Réservez au frais.
Ajoutez les framboises fraiches avant de servir.

Pour le fondant:
200 g de chocolat noir pâtissier
250 g de mascarpone
4 œufs
75 g de sucre glace
40 g de farine
du beurre pour graisser le moule

Commencez par préchauffer votre four à 150°C.
Faites fondre le chocolat noir pâtissier au bain-marie.
Dans un saladier, mélangez le mascarpone avec le chocolat noir fondu.
Ajoutez les œufs entiers, un à un, et mélangez.
Ajoutez ensuite le sucre glace et mélangez.
Ajoutez enfin la farine et mélangez de nouveau.
Beurrez votre moule et versez-y la pâte. 
Inserez des framboises au coeur.
Enfournez pendant 25 minutes.
Lorsque le gâteau est cuit, sortez-le du four et faites-le refroidir au réfrigérateur, quelques minutes, afin qu'il se raffermisse.</text:p>
          </table:table-cell>
          <table:table-cell office:value-type="string" office:value="">
            <text:p/>
          </table:table-cell>
          <table:table-cell office:value-type="string" office:value="dessert/kids/ete/vegan">
            <text:p>dessert/kids/ete/vegan</text:p>
          </table:table-cell>
          <table:table-cell office:value-type="string" office:value="fondant_chocolat_framboises_(comme_un_cupcake)">
            <text:p>fondant_chocolat_framboises_(comme_un_cupcake)</text:p>
          </table:table-cell>
        </table:table-row>
        <table:table-row>
          <table:table-cell office:value-type="string" office:value="Tiramisu (recette originale)">
            <text:p>Tiramisu (recette originale)</text:p>
          </table:table-cell>
          <table:table-cell office:value-type="string" office:value="3 oeufs,1,/100 g de sucre roux,1,/1 sachets de sucre vanillé,1,/250 g de mascarpone,1,/24 biscuits à la cuillère,1,/50 cl de café noir non sucré,1,/30 g de cacao amer,1,">
            <text:p>3 oeufs,1,/100 g de sucre roux,1,/1 sachets de sucre vanillé,1,/250 g de mascarpone,1,/24 biscuits à la cuillère,1,/50 cl de café noir non sucré,1,/30 g de cacao amer,1,</text:p>
          </table:table-cell>
          <table:table-cell office:value-type="string" office:value="Séparer les blancs des jaunes d'oeufs.&#10;Mélanger les jaunes avec le sucre roux et le sucre vanillé. &#10;Ajouter le mascarpone au fouet.&#10;Monter les blancs en neige et les incorporer délicatement à la spatule au mélange précédent. Réserver.&#10;Mouiller les biscuits dans le café rapidement avant d'en tapisser le fond du plat.&#10;Recouvrir d'une couche de crème au mascarpone puis répéter l'opération en alternant couche de biscuits et couche de crème en terminant par cette dernière.&#10;Saupoudrer de cacao.&#10;Mettre au réfrigérateur 4 heures minimum puis déguster frais.&#10;&lt;a href='https://www.marmiton.org/recettes/recette_tiramisu-recette-originale_12023.aspx'&gt;https://www.marmiton.org/recettes/recette_tiramisu-recette-originale_12023.aspx&lt;/a&gt;">
            <text:p>Séparer les blancs des jaunes d'oeufs.
Mélanger les jaunes avec le sucre roux et le sucre vanillé. 
Ajouter le mascarpone au fouet.
Monter les blancs en neige et les incorporer délicatement à la spatule au mélange précédent. Réserver.
Mouiller les biscuits dans le café rapidement avant d'en tapisser le fond du plat.
Recouvrir d'une couche de crème au mascarpone puis répéter l'opération en alternant couche de biscuits et couche de crème en terminant par cette dernière.
Saupoudrer de cacao.
Mettre au réfrigérateur 4 heures minimum puis déguster frais.
&lt;a href='https://www.marmiton.org/recettes/recette_tiramisu-recette-originale_12023.aspx'&gt;https://www.marmiton.org/recettes/recette_tiramisu-recette-originale_12023.aspx&lt;/a&gt;</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pe de poisson">
            <text:p>Soupe de poiss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mates Mozzarella">
            <text:p>Tomates Mozzarel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ete/vegan">
            <text:p>ete/vegan</text:p>
          </table:table-cell>
          <table:table-cell office:value-type="string" office:value="">
            <text:p/>
          </table:table-cell>
        </table:table-row>
        <table:table-row>
          <table:table-cell office:value-type="string" office:value="Moules frites">
            <text:p>Moules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vegan">
            <text:p>kids/midi/vegan</text:p>
          </table:table-cell>
          <table:table-cell office:value-type="string" office:value="">
            <text:p/>
          </table:table-cell>
        </table:table-row>
        <table:table-row>
          <table:table-cell office:value-type="string" office:value="Salade de légumineuses">
            <text:p>Salade de légumineuses</text:p>
          </table:table-cell>
          <table:table-cell office:value-type="string" office:value="sauce vinaigrette,1,/[pois chiches],1,/[lentilles],1,">
            <text:p>sauce vinaigrette,1,/[pois chiches],1,/[lentilles],1,</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Purée de patates douces">
            <text:p>Purée de patates douces</text:p>
          </table:table-cell>
          <table:table-cell office:value-type="string" office:value="patates douces,1,">
            <text:p>patates douces,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Blanc de poulet">
            <text:p>Blanc de poulet</text:p>
          </table:table-cell>
          <table:table-cell office:value-type="string" office:value="blanc de poulet,1,">
            <text:p>blanc de poulet,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aspacho (Andalousie)">
            <text:p>Gaspacho (Andalousie)</text:p>
          </table:table-cell>
          <table:table-cell office:value-type="string" office:value="9 tomates bien mûres,1,/1.5 poivrons rouges,1,/1.5 poivrons verts,1,/1.5 concombres,1,/1 oignons,1,/1 gousses d'ail,1,/4 oignons nouveaux,1,/2 cuillères à soupe de vinaigre de xérès,1,/1 tranches de pain de mie,1,/2 oeufs durs,1,/basilic frais,1,/huile d'olive,1,/poivre et piment,1,/sel,1,">
            <text:p>9 tomates bien mûres,1,/1.5 poivrons rouges,1,/1.5 poivrons verts,1,/1.5 concombres,1,/1 oignons,1,/1 gousses d'ail,1,/4 oignons nouveaux,1,/2 cuillères à soupe de vinaigre de xérès,1,/1 tranches de pain de mie,1,/2 oeufs durs,1,/basilic frais,1,/huile d'olive,1,/poivre et piment,1,/sel,1,</text:p>
          </table:table-cell>
          <table:table-cell office:value-type="string" office:value="Couper les tomates, 1 poivron vert et un rouge, 1 concombre, l'oignon et l'ail, passer le tout au mixer.&#10;Ajouter le pain de mie, mixer une nouvelle fois.&#10;Assaisonner avec sel,poivre, 4 cuillères à soupe d'huile d'olive, 2 cuillères à soupe de vinaigre de Xérès et de piment (selon les goûts).&#10;Laisser reposer au frais au minimum 2 heures.&#10;Détailler en petits dés poivrons et concombre restants ainsi que les oignons nouveaux. Ecraser les oeufs durs à la fourchette. Parsemer la soupe de basilic ciselé.&#10;Disposer les garnitures dans des ramequins et chacun accommodera son gaspacho selon ses goûts.&#10;&lt;a href='https://www.marmiton.org/recettes/recette_gaspacho-andalousie_16193.aspx'&gt;https://www.marmiton.org/recettes/recette_gaspacho-andalousie_16193.aspx&lt;/a&gt;">
            <text:p>Couper les tomates, 1 poivron vert et un rouge, 1 concombre, l'oignon et l'ail, passer le tout au mixer.
Ajouter le pain de mie, mixer une nouvelle fois.
Assaisonner avec sel,poivre, 4 cuillères à soupe d'huile d'olive, 2 cuillères à soupe de vinaigre de Xérès et de piment (selon les goûts).
Laisser reposer au frais au minimum 2 heures.
Détailler en petits dés poivrons et concombre restants ainsi que les oignons nouveaux. Ecraser les oeufs durs à la fourchette. Parsemer la soupe de basilic ciselé.
Disposer les garnitures dans des ramequins et chacun accommodera son gaspacho selon ses goûts.
&lt;a href='https://www.marmiton.org/recettes/recette_gaspacho-andalousie_16193.aspx'&gt;https://www.marmiton.org/recettes/recette_gaspacho-andalousie_16193.aspx&lt;/a&gt;</text:p>
          </table:table-cell>
          <table:table-cell office:value-type="string" office:value="">
            <text:p/>
          </table:table-cell>
          <table:table-cell office:value-type="string" office:value="ete/vegan">
            <text:p>ete/vegan</text:p>
          </table:table-cell>
          <table:table-cell office:value-type="string" office:value="gaspacho_(andalousie)">
            <text:p>gaspacho_(andalousie)</text:p>
          </table:table-cell>
        </table:table-row>
        <table:table-row>
          <table:table-cell office:value-type="string" office:value="Escalope de veau">
            <text:p>Escalope de v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escalope_de_veau">
            <text:p>escalope_de_veau</text:p>
          </table:table-cell>
        </table:table-row>
        <table:table-row>
          <table:table-cell office:value-type="string" office:value="Crèpes forestières">
            <text:p>Crèpes forestièr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rèpes_forestières">
            <text:p>crèpes_forestières</text:p>
          </table:table-cell>
        </table:table-row>
        <table:table-row>
          <table:table-cell office:value-type="string" office:value="Clafoutis à la mirabelle">
            <text:p>Clafoutis à la mirabelle</text:p>
          </table:table-cell>
          <table:table-cell office:value-type="string" office:value="450 g de mirabelle,1,/75 g de farine,1,/3 oeufs,1,/75 g de sucre,1,/30 cl de lait,1,/60 g de beurre,1,">
            <text:p>450 g de mirabelle,1,/75 g de farine,1,/3 oeufs,1,/75 g de sucre,1,/30 cl de lait,1,/60 g de beurre,1,</text:p>
          </table:table-cell>
          <table:table-cell office:value-type="string" office:value="Préchauffer votre four à 210°C (thermostat 7).&#10;Dénoyauter les mirabelles et les disposer dans un moule beurré.&#10;Mélanger la farine avec les oeufs, le beurre, le sucre et le lait.&#10;Recouvrir les mirabelles de ce mélange et enfourner pour 15 minutes de cuisson.&#10;Baisser le four à 150°C (thermostat 5) et poursuivre la cuisson durant 30 minutes.&#10;&lt;a href='https://www.marmiton.org/recettes/recette_clafoutis-a-la-mirabelle_30982.aspx'&gt;https://www.marmiton.org/recettes/recette_clafoutis-a-la-mirabelle_30982.aspx&lt;/a&gt;">
            <text:p>Préchauffer votre four à 210°C (thermostat 7).
Dénoyauter les mirabelles et les disposer dans un moule beurré.
Mélanger la farine avec les oeufs, le beurre, le sucre et le lait.
Recouvrir les mirabelles de ce mélange et enfourner pour 15 minutes de cuisson.
Baisser le four à 150°C (thermostat 5) et poursuivre la cuisson durant 30 minutes.
&lt;a href='https://www.marmiton.org/recettes/recette_clafoutis-a-la-mirabelle_30982.aspx'&gt;https://www.marmiton.org/recettes/recette_clafoutis-a-la-mirabelle_30982.aspx&lt;/a&gt;</text:p>
          </table:table-cell>
          <table:table-cell office:value-type="string" office:value="">
            <text:p/>
          </table:table-cell>
          <table:table-cell office:value-type="string" office:value="dessert/ete">
            <text:p>dessert/ete</text:p>
          </table:table-cell>
          <table:table-cell office:value-type="string" office:value="clafoutis_à_la_mirabelle">
            <text:p>clafoutis_à_la_mirabelle</text:p>
          </table:table-cell>
        </table:table-row>
        <table:table-row>
          <table:table-cell office:value-type="string" office:value="Tarte au Maroilles">
            <text:p>Tarte au Maroilles</text:p>
          </table:table-cell>
          <table:table-cell office:value-type="string" office:value="1 pâtes levée (pâte à pizza ou à pain, possibilité de l'acheter chez le boulanger),1/1 maroilles,1,()/1 petits pots de crème fraîche épaisse (20 cl),1,()/1 jaunes d'oeuf,1,()/1 paprika,1,()">
            <text:p>1 pâtes levée (pâte à pizza ou à pain, possibilité de l'acheter chez le boulanger),1/1 maroilles,1,()/1 petits pots de crème fraîche épaisse (20 cl),1,()/1 jaunes d'oeuf,1,()/1 paprika,1,()</text:p>
          </table:table-cell>
          <table:table-cell office:value-type="string" office:value="Etaler la pâte.&#10;Gratter la croûte du maroilles (ne pas la retirer). Le couper en tranches fines que l'on dépose sur la pâte.&#10;Ajouter de la crème fraîche mélangée à un jaune d'oeuf. Ajouter un peu de paprika.&#10;Faire cuire environ 10 min, à four bien chaud (thermostat 8 / 240°C).&#10;&lt;a href='https://www.marmiton.org/recettes/recette_tarte-au-maroilles_11435.aspx'&gt;https://www.marmiton.org/recettes/recette_tarte-au-maroilles_11435.aspx&lt;/a&gt;">
            <text:p>Etaler la pâte.
Gratter la croûte du maroilles (ne pas la retirer). Le couper en tranches fines que l'on dépose sur la pâte.
Ajouter de la crème fraîche mélangée à un jaune d'oeuf. Ajouter un peu de paprika.
Faire cuire environ 10 min, à four bien chaud (thermostat 8 / 240°C).
&lt;a href='https://www.marmiton.org/recettes/recette_tarte-au-maroilles_11435.aspx'&gt;https://www.marmiton.org/recettes/recette_tarte-au-maroilles_11435.aspx&lt;/a&gt;</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Soupe thaï crevettes ou poulet">
            <text:p>Soupe thaï crevettes ou poulet</text:p>
          </table:table-cell>
          <table:table-cell office:value-type="string" office:value="3 blancs de poulet en lamelles ou 16 grosses crevettes crues,1,()/40 cl de bouillon de poule,1,()/25 cl de lait de coco,1,()/3 citronnelle en tronçons,1,()/15 rondelles de galanga (ou de gingembre),1,()/2 piments oiseau coupés en lamelles,1,()/1 brocolis coupé en petites fleurs,1,()/1 carottes en rondelles,1,()/100 g de champignon de paille (straw mushrooms), skitakés, ou champignons de Paris/3 cuillères à soupe de nuoc mam,1,()/4 cuillères à soupe de jus de citron vert,1,()/coriandre fraîche hachée,1,()">
            <text:p>3 blancs de poulet en lamelles ou 16 grosses crevettes crues,1,()/40 cl de bouillon de poule,1,()/25 cl de lait de coco,1,()/3 citronnelle en tronçons,1,()/15 rondelles de galanga (ou de gingembre),1,()/2 piments oiseau coupés en lamelles,1,()/1 brocolis coupé en petites fleurs,1,()/1 carottes en rondelles,1,()/100 g de champignon de paille (straw mushrooms), skitakés, ou champignons de Paris/3 cuillères à soupe de nuoc mam,1,()/4 cuillères à soupe de jus de citron vert,1,()/coriandre fraîche hachée,1,()</text:p>
          </table:table-cell>
          <table:table-cell office:value-type="string" office:value="Eplucher, couper, émincer tout les ingrédients avant de se lancer.&#10;Porter le bouillon à ébullition. Baisser le feu, ajouter la citronnelle, le gingembre, le piment, puis laisser mijoter 3 min.&#10;Ajouter le brocoli, la carotte, le poulet dans la version au poulet (surtout pas les crevettes!!) et le lait de coco. Laisser frémir doucement 10 15 min, les légumes doivent rester croquants, mais pas trop (à vous de juger et de faire selon vos goûts).&#10;Ajouter les crevettes dans la version crevettes, ainsi que le nam pla et jus de citron, puis laisser frémir 3 à 4 min, jusqu'à ce que les crevettes soient roses.&#10;Retirer du feu, parsemer de coriandre. Servir avec un bol de riz parfumé.&#10;&lt;a href='https://www.marmiton.org/recettes/recette_soupe-thai-crevettes-ou-poulet_67202.aspx'&gt;https://www.marmiton.org/recettes/recette_soupe-thai-crevettes-ou-poulet_67202.aspx&lt;/a&gt;">
            <text:p>Eplucher, couper, émincer tout les ingrédients avant de se lancer.
Porter le bouillon à ébullition. Baisser le feu, ajouter la citronnelle, le gingembre, le piment, puis laisser mijoter 3 min.
Ajouter le brocoli, la carotte, le poulet dans la version au poulet (surtout pas les crevettes!!) et le lait de coco. Laisser frémir doucement 10 15 min, les légumes doivent rester croquants, mais pas trop (à vous de juger et de faire selon vos goûts).
Ajouter les crevettes dans la version crevettes, ainsi que le nam pla et jus de citron, puis laisser frémir 3 à 4 min, jusqu'à ce que les crevettes soient roses.
Retirer du feu, parsemer de coriandre. Servir avec un bol de riz parfumé.
&lt;a href='https://www.marmiton.org/recettes/recette_soupe-thai-crevettes-ou-poulet_67202.aspx'&gt;https://www.marmiton.org/recettes/recette_soupe-thai-crevettes-ou-poulet_67202.aspx&lt;/a&gt;</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Poêlée de champignons et purée de pois cassés">
            <text:p>Poêlée de champignons et purée de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oleslaw">
            <text:p>Coleslaw</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